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T77" style:family="text">
      <style:text-properties officeooo:rsid="010e6d8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<text:span text:style-name="T77">A</text:span>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5T16:42:44.233797085</dc:date>
    <meta:editing-duration>P3DT22H1M31S</meta:editing-duration>
    <meta:editing-cycles>497</meta:editing-cycles>
    <meta:generator>LibreOffice/6.4.6.2$Linux_X86_64 LibreOffice_project/40$Build-2</meta:generator>
    <meta:document-statistic meta:table-count="6" meta:image-count="0" meta:object-count="0" meta:page-count="1" meta:paragraph-count="61" meta:word-count="306" meta:character-count="1985" meta:non-whitespace-character-count="1728"/>
  </office:meta>
</office:document-meta>
</file>